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New times roman" svg:font-family="'New times roman'"/>
    <style:font-face style:name="Tahoma" svg:font-family="Tahom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language="it" fo:country="IT" officeooo:rsid="001665d8" officeooo:paragraph-rsid="001665d8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it" fo:country="IT" officeooo:rsid="0013e778" officeooo:paragraph-rsid="0013e778"/>
    </style:style>
    <style:style style:name="P3" style:family="paragraph" style:parent-style-name="Standard">
      <style:text-properties style:font-name="Times New Roman" fo:language="it" fo:country="IT" officeooo:rsid="0013e778" officeooo:paragraph-rsid="0013e778"/>
    </style:style>
    <style:style style:name="P4" style:family="paragraph" style:parent-style-name="Standard">
      <style:paragraph-properties fo:text-align="end" style:justify-single-word="false"/>
      <style:text-properties style:font-name="Times New Roman" fo:language="it" fo:country="IT" officeooo:rsid="0013e778" officeooo:paragraph-rsid="0013e778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fo:language="it" fo:country="IT" officeooo:paragraph-rsid="001667a1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fo:language="it" fo:country="IT" officeooo:rsid="001667a1" officeooo:paragraph-rsid="001667a1" style:font-size-asian="11pt" style:font-size-complex="11pt"/>
    </style:style>
    <style:style style:name="P7" style:family="paragraph" style:parent-style-name="Header">
      <style:text-properties fo:language="it" fo:country="IT"/>
    </style:style>
    <style:style style:name="T1" style:family="text">
      <style:text-properties fo:font-variant="normal" fo:text-transform="none" fo:color="#000000" style:font-name="Linux Libertine" fo:letter-spacing="normal" fo:language="en" fo:country="US" fo:font-style="normal" fo:font-weight="normal"/>
    </style:style>
    <style:style style:name="T2" style:family="text">
      <style:text-properties fo:font-variant="normal" fo:text-transform="none" fo:color="#000000" fo:letter-spacing="normal" fo:language="en" fo:country="US" fo:font-style="normal" fo:font-weight="normal"/>
    </style:style>
    <style:style style:name="T3" style:family="text">
      <style:text-properties fo:font-variant="normal" fo:text-transform="none" fo:color="#000000" fo:letter-spacing="normal" fo:language="en" fo:country="US" fo:font-style="normal" fo:font-weight="normal" officeooo:rsid="001667a1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officeooo:rsid="001667a1"/>
    </style:style>
    <style:style style:name="T6" style:family="text">
      <style:text-properties style:font-name="New times roman"/>
    </style:style>
    <style:style style:name="T7" style:family="text">
      <style:text-properties officeooo:rsid="00166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tà degli Studi dell’Insubria </text:p>
      <text:p text:style-name="P2">Facoltà di Scienza MM.FF.NN</text:p>
      <text:p text:style-name="P2">Corso di laurea in Informatica</text:p>
      <text:p text:style-name="P2"/>
      <text:p text:style-name="P2"/>
      <text:p text:style-name="P2"/>
      <text:p text:style-name="P2">Titolo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Tesi di Laurea di <text:s/>Eleonora Altana </text:p>
      <text:p text:style-name="P4">Num. di matricola 609195</text:p>
      <text:p text:style-name="P4">Relatore: Mauro Ferrari </text:p>
      <text:p text:style-name="P4"/>
      <text:p text:style-name="P5"><text:soft-page-break/><text:span text:style-name="T5">JavaFX è un insieme di pacchetti graficia e multimediali che consente agli sviluppatori di progettare,</text:span></text:p>
      <text:p text:style-name="P6"><text:span text:style-name="T4">creare, testare, eseguire il debug e distribuire applicazioni rich client che operano in modo coerente nelle diverse piattaform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" svg:font-family="'Linux Libertine', Georgia, Times, serif"/>
    <style:font-face style:name="New times roman" svg:font-family="'New times roman'"/>
    <style:font-face style:name="Tahoma" svg:font-family="Tahom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it" fo:country="I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11:27:08.157832225</meta:creation-date>
    <meta:generator>LibreOffice/4.2.7.2$Linux_X86_64 LibreOffice_project/420m0$Build-2</meta:generator>
    <dc:date>2015-01-28T23:16:55.647899607</dc:date>
    <meta:editing-duration>PT8M38S</meta:editing-duration>
    <meta:editing-cycles>7</meta:editing-cycles>
    <meta:document-statistic meta:table-count="0" meta:image-count="0" meta:object-count="0" meta:page-count="2" meta:paragraph-count="9" meta:word-count="60" meta:character-count="415" meta:non-whitespace-character-count="359"/>
  </office:meta>
</office:document-meta>
</file>